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Primer Seguimiento Sistemas de Datos II</text:h>
      <text:p text:style-name="First_20_paragraph">Como parte de la acreditación de la Asignatura te pedimos que respondas las siguientes preguntas:</text:p>
      <text:h text:style-name="Heading_20_4" text:outline-level="4">¿Qué estados posibles tiene un Vehículo ? Explica cada uno de esos estados</text:h>
      <text:p text:style-name="First_20_paragraph">Disponible/Agotado/Reparable</text:p>
      <text:p text:style-name="Text_20_body">Un auto puede esta disponible para la venta. O que ese modelo ya no esté más. También puede haber un auto que no esté en condiciones apta para la venta y hagan falta reparaciones.</text:p>
      <text:h text:style-name="Heading_20_4" text:outline-level="4">¿Qué estados posibles tiene una Venta? Explica cada uno de esos estados</text:h>
      <text:p text:style-name="First_20_paragraph">Terminada/SinDato</text:p>
      <text:p text:style-name="Text_20_body">Una venta se hizo o no se hizo. Si se hizo está terminada. Sino, no tiene ningún valor.</text:p>
      <text:h text:style-name="Heading_20_4" text:outline-level="4">Describe la estructura de la tabla Vehículos</text:h>
      <text:p text:style-name="First_20_paragraph">(clavePrimaria)id_Vehiculo(int), Usado(tinyint), Marca(varchar50), Modelo(varchar50), Motor(tinyint), Color(varchar50), Chasis(varchar30), Precio(decimal18)</text:p>
      <text:h text:style-name="Heading_20_4" text:outline-level="4">Describe la estructura de la tabla Ventas</text:h>
      <text:p text:style-name="First_20_paragraph">(clavePrimaria)id_Venta(int), id_Empleado(int), id_Producto(varchar50), id_Mecanico(int), id_Forma_de_pago(int), id_Cod_Cliente(int), Fecha(date), Garantia(varchar50), Condicion(varchar50), Total(int)</text:p>
      <text:h text:style-name="Heading_20_4" text:outline-level="4">Describe la estructura de la tabla Clientes. Relaciona las tablas Clientes con la tabla Sucursales. Explica la relación.</text:h>
      <text:p text:style-name="First_20_paragraph">(clavePrimaria)id_Cod_Cliente(int), Documento(int), Nombre(varchar50), Direccion(varchar50), Ciudad(varchar50), Telefono(int),</text:p>
      <text:p text:style-name="Text_20_body">La relación entre Clientes y Sucursales es una relación de muchos a muchos (N,M). Para conectar ambas entidades hay que tomar en cuenta las ventas y los vendedores que hicieron las ventas. En cada venta se identifica cuál es el cliente, cuál es el vendedor y a qué sucursal corresponde.</text:p>
      <text:h text:style-name="Heading_20_4" text:outline-level="4">Escribe en SQL la siguiente consulta: “Lista los Vehículos vendidos incluyendo Marca y Modelo” . | 20 puntos</text:h>
      <text:p text:style-name="First_20_paragraph">SELECT ID_Producto<text:line-break/>FROM Venta<text:line-break/>WHERE Condicion = ‘vendido’<text:line-break/>AND (<text:line-break/>Marca FROM Vehiculo AND<text:line-break/>Modelo FROM Vehiculo<text:line-break/>)</text:p>
      <text:h text:style-name="Heading_20_4" text:outline-level="4">Escribe en SQL la siguiente consulta: “Lista los vehículos incluyendo Marca y Modelo” | 20 puntos</text:h>
      <text:p text:style-name="First_20_paragraph">SELECT<text:line-break/>(Marca AND Modelo)<text:line-break/>FROM Vehiculo</text:p>
      <text:h text:style-name="Heading_20_4" text:outline-level="4">Escribe en SQL la siguiente consulta: “Designaciones de empleados en cargos”</text:h>
      <text:p text:style-name="First_20_paragraph">Nota: Los empleados aparecían en la tabla original sin cargos. Acá se toma ese campo para hacer consulta. A futuro puede crearse este atributo.</text:p>
      <text:p text:style-name="Text_20_body">SELECT Nombre, Apellido<text:line-break/>FROM Empleado<text:line-break/>WHERE Cargo IS NOT NUL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